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95cm" fo:min-width="5.744cm" fo:padding-top="0.178cm" fo:padding-bottom="0.178cm" fo:padding-left="0.303cm" fo:padding-right="0.30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17cm" fo:min-width="1.78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18cm" fo:min-width="1.79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21cm" fo:min-width="2.23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12cm" fo:min-width="3.09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5.906cm" fo:min-width="11.35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402cm" fo:min-width="2.16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8.0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4pt" style:font-size-asian="13pt" style:font-size-complex="13pt"/>
    </style:style>
    <style:style style:name="P4" style:family="paragraph">
      <loext:graphic-properties draw:fill-color="#ffffff"/>
      <style:paragraph-properties fo:text-align="center"/>
      <style:text-properties fo:font-size="16.2000007629395pt" style:font-size-asian="15pt" style:font-size-complex="15pt"/>
    </style:style>
    <style:style style:name="P5" style:family="paragraph">
      <loext:graphic-properties draw:fill-color="#ffffff"/>
      <style:paragraph-properties fo:text-align="center"/>
      <style:text-properties fo:font-size="19.3999996185303pt"/>
    </style:style>
    <style:style style:name="P6" style:family="paragraph">
      <loext:graphic-properties draw:fill-color="#ffffff"/>
      <style:paragraph-properties fo:text-align="center"/>
      <style:text-properties fo:font-size="19.3999996185303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9.3999996185303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651cm" svg:x="16.802cm" svg:y="21.823cm">
          <text:p text:style-name="P1">FlowMovingDevi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27cm" svg:height="1.367cm" draw:transform="skewX (-0.0307177948351002) rotate (-0.030194196059502) translate (14.713cm 18.303cm)">
          <text:p text:style-name="P1"><text:span text:style-name="T1">Object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44cm" svg:height="1.368cm" svg:x="18.422cm" svg:y="18.312cm">
          <text:p text:style-name="P1"><text:span text:style-name="T1">Classif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62cm" svg:height="1.231cm" svg:x="21.904cm" svg:y="18.449cm">
          <text:p text:style-name="P1"><text:span text:style-name="T1">Predefined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96cm" svg:height="2.462cm" svg:x="14.475cm" svg:y="14.101cm">
          <text:p text:style-name="P1"><text:span text:style-name="T2">Pu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596cm" svg:height="2.462cm" svg:x="18.28cm" svg:y="14.083cm">
          <text:p text:style-name="P1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596cm" svg:height="2.462cm" svg:x="22.142cm" svg:y="14.054cm">
          <text:p text:style-name="P1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214cm" svg:y1="18.341cm" svg:x2="16.214cm" svg:y2="16.563cm">
          <text:p/>
        </draw:line>
        <draw:line draw:style-name="gr6" draw:text-style-name="P7" draw:layer="layout" svg:x1="19.934cm" svg:y1="18.341cm" svg:x2="19.934cm" svg:y2="16.563cm">
          <text:p/>
        </draw:line>
        <draw:line draw:style-name="gr6" draw:text-style-name="P7" draw:layer="layout" svg:x1="23.873cm" svg:y1="18.478cm" svg:x2="23.873cm" svg:y2="16.563cm">
          <text:p/>
        </draw:line>
        <draw:custom-shape draw:style-name="gr7" draw:text-style-name="P7" draw:layer="layout" svg:width="11.852cm" svg:height="6.156cm" svg:x="14.208cm" svg:y="13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" draw:id="id1" draw:layer="layout" svg:width="5.333cm" svg:height="3.302cm" svg:x="27.216cm" svg:y="21.056cm">
          <text:p text:style-name="P1"><text:span text:style-name="T2"><text:s/></text:span><text:span text:style-name="T2">GetMechanical</text:span></text:p>
          <text:p text:style-name="P1"><text:span text:style-name="T2">Proper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19.917cm" svg:y1="21.788cm" svg:x2="19.917cm" svg:y2="20.01cm">
          <text:p/>
        </draw:line>
        <draw:line draw:style-name="gr6" draw:text-style-name="P7" draw:layer="layout" svg:x1="23.191cm" svg:y1="22.705cm" svg:x2="27.215cm" svg:y2="22.705cm">
          <text:p/>
        </draw:line>
        <draw:connector draw:style-name="gr6" draw:text-style-name="P7" draw:layer="layout" svg:x1="29.883cm" svg:y1="21.056cm" svg:x2="35.633cm" svg:y2="15.818cm" draw:start-shape="id1" draw:start-glue-point="4" draw:end-shape="id2" draw:end-glue-point="3" svg:d="M29883 21056v-5238h5750" svg:viewBox="0 0 5751 5239">
          <text:p/>
        </draw:connector>
        <draw:custom-shape draw:style-name="gr9" draw:text-style-name="P2" xml:id="id3" draw:id="id3" draw:layer="layout" svg:width="8.509cm" svg:height="2.794cm" svg:x="35.597cm" svg:y="28.418cm">
          <text:p text:style-name="P1"><text:span text:style-name="T5">The fused switch or </text:span></text:p>
          <text:p text:style-name="P1"><text:span text:style-name="T5">circuit breaker is not provided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29.883cm" svg:y1="24.358cm" svg:x2="35.597cm" svg:y2="29.815cm" draw:start-shape="id1" draw:start-glue-point="6" draw:end-shape="id3" draw:end-glue-point="3" svg:d="M29883 24358v5457h5714" svg:viewBox="0 0 5715 5458">
          <text:p/>
        </draw:connector>
        <draw:frame draw:style-name="gr10" draw:text-style-name="P9" draw:layer="layout" svg:width="1.844cm" svg:height="0.962cm" svg:x="30.286cm" svg:y="28.945cm">
          <draw:text-box>
            <text:p><text:span text:style-name="T6">NOT</text:span></text:p>
          </draw:text-box>
        </draw:frame>
        <draw:custom-shape draw:style-name="gr9" draw:text-style-name="P2" xml:id="id2" draw:id="id2" draw:layer="layout" svg:width="8.509cm" svg:height="2.794cm" svg:x="35.633cm" svg:y="14.421cm">
          <text:p text:style-name="P1"><text:span text:style-name="T5">The fused switch or </text:span></text:p>
          <text:p text:style-name="P1"><text:span text:style-name="T5">circuit breaker is provid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3:20:53.823000000</meta:creation-date>
    <dc:date>2019-01-22T11:17:10.008000000</dc:date>
    <meta:editing-duration>PT3H12M8S</meta:editing-duration>
    <meta:editing-cycles>9</meta:editing-cycles>
    <meta:generator>LibreOffice/6.1.2.1$Windows_X86_64 LibreOffice_project/65905a128db06ba48db947242809d14d3f9a93fe</meta:generator>
    <meta:document-statistic meta:object-count="19"/>
  </office:meta>
</office:document-meta>
</file>